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3"/>
    <style:style style:name="P2" style:family="paragraph" style:parent-style-name="Preformatted_20_Text" style:list-style-name="L3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Rapport : Implémentation de l'Algorithme de Hopcroft-Karp avec Interface Graphique en Java</text:h>
      <text:p text:style-name="Horizontal_20_Line"/>
      <text:h text:style-name="Heading_20_4" text:outline-level="4"><text:span text:style-name="Strong_20_Emphasis">1. Introduction</text:span></text:h>
      <text:p text:style-name="Text_20_body">Ce projet consiste en une implémentation de l'algorithme de <text:span text:style-name="Strong_20_Emphasis">Hopcroft-Karp</text:span> pour trouver un <text:span text:style-name="Strong_20_Emphasis">couplage maximum</text:span> dans un graphe biparti. L'algorithme est présenté dans une interface graphique interactive développée en Java à l'aide de la bibliothèque <text:span text:style-name="Strong_20_Emphasis">Swing</text:span>. L'interface permet à l'utilisateur de saisir les données du graphe, de visualiser son exécution étape par étape, et d'afficher le résultat final.</text:p>
      <text:p text:style-name="Horizontal_20_Line"/>
      <text:h text:style-name="Heading_20_4" text:outline-level="4"><text:span text:style-name="Strong_20_Emphasis">2. Contexte et Objectifs</text:span></text:h>
      <text:list text:style-name="L1">
        <text:list-item>
          <text:p text:style-name="P4"><text:span text:style-name="Strong_20_Emphasis">Contexte</text:span> : L'algorithme de Hopcroft-Karp est un algorithme efficace pour résoudre le problème du couplage maximum dans un graphe biparti. Il est largement utilisé en théorie des graphes et en optimisation combinatoire. </text:p>
        </text:list-item>
        <text:list-item>
          <text:p text:style-name="P4"><text:span text:style-name="Strong_20_Emphasis">Objectifs</text:span> : </text:p>
          <text:list>
            <text:list-item>
              <text:p text:style-name="P4">Implémenter l'algorithme de Hopcroft-Karp en Java. </text:p>
            </text:list-item>
            <text:list-item>
              <text:p text:style-name="P4">Créer une interface graphique pour visualiser le graphe et le déroulement de l'algorithme. </text:p>
            </text:list-item>
            <text:list-item>
              <text:p text:style-name="P3">Permettre à l'utilisateur de saisir les données du graphe et d'observer les étapes de l'algorithme en temps réel. 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Structure du Code</text:span></text:h>
      <text:p text:style-name="Text_20_body">Le code est structuré en deux parties principales :</text:p>
      <text:list text:style-name="L2">
        <text:list-item>
          <text:p text:style-name="P5"><text:span text:style-name="Strong_20_Emphasis">Implémentation de l'algorithme de Hopcroft-Karp</text:span> :</text:p>
          <text:list>
            <text:list-item>
              <text:p text:style-name="P6"><text:span text:style-name="Strong_20_Emphasis">BFS (Breadth-First Search)</text:span> : Utilisé pour calculer les distances des sommets non appariés. </text:p>
            </text:list-item>
            <text:list-item>
              <text:p text:style-name="P6"><text:span text:style-name="Strong_20_Emphasis">DFS (Depth-First Search)</text:span> : Utilisé pour trouver des chemins d'augmentation. </text:p>
            </text:list-item>
            <text:list-item>
              <text:p text:style-name="P6"><text:span text:style-name="Strong_20_Emphasis">Initialisation du graphe</text:span> : Le graphe est représenté par des listes d'adjacence. </text:p>
            </text:list-item>
            <text:list-item>
              <text:p text:style-name="P6"><text:span text:style-name="Strong_20_Emphasis">Calcul du couplage maximum</text:span> : L'algorithme itère entre BFS et DFS jusqu'à ce qu'aucun chemin d'augmentation ne soit trouvé. </text:p>
            </text:list-item>
          </text:list>
        </text:list-item>
        <text:list-item>
          <text:p text:style-name="P5"><text:span text:style-name="Strong_20_Emphasis">Interface Graphique</text:span> :</text:p>
          <text:list>
            <text:list-item>
              <text:p text:style-name="P6"><text:span text:style-name="Strong_20_Emphasis">Saisie des données</text:span> : L'utilisateur peut entrer le nombre de sommets dans les ensembles <text:span text:style-name="Source_20_Text">U</text:span> et <text:span text:style-name="Source_20_Text">V</text:span>, ainsi que les arêtes du graphe. </text:p>
            </text:list-item>
            <text:list-item>
              <text:p text:style-name="P6"><text:span text:style-name="Strong_20_Emphasis">Visualisation du graphe</text:span> : Le graphe est dessiné dans un panneau dédié (<text:span text:style-name="Source_20_Text">GraphPanel</text:span>), avec des sommets colorés et des arêtes représentées par des lignes. </text:p>
            </text:list-item>
            <text:list-item>
              <text:p text:style-name="P6"><text:span text:style-name="Strong_20_Emphasis">Affichage des logs</text:span> : Les étapes de l'algorithme sont affichées dans une zone de texte (<text:span text:style-name="Source_20_Text">logArea</text:span>) pour permettre à l'utilisateur de suivre l'exécution. </text:p>
            </text:list-item>
            <text:list-item>
              <text:p text:style-name="P5"><text:span text:style-name="Strong_20_Emphasis">Bouton de calcul</text:span> : Un bouton permet de lancer l'algorithme et d'afficher le résultat. </text:p>
            </text:list-item>
          </text:list>
        </text:list-item>
      </text:list>
      <text:p text:style-name="Horizontal_20_Line"/>
      <text:h text:style-name="Heading_20_4" text:outline-level="4"><text:soft-page-break/><text:span text:style-name="Strong_20_Emphasis">4. Fonctionnalités Clés</text:span></text:h>
      <text:list text:style-name="L3">
        <text:list-item>
          <text:p text:style-name="P7"><text:span text:style-name="Strong_20_Emphasis">Saisie des Données</text:span> :</text:p>
          <text:list>
            <text:list-item>
              <text:p text:style-name="P8">L'utilisateur peut entrer : </text:p>
              <text:list>
                <text:list-item>
                  <text:p text:style-name="P8">Le nombre de sommets dans les ensembles <text:span text:style-name="Source_20_Text">U</text:span> et <text:span text:style-name="Source_20_Text">V</text:span>. </text:p>
                </text:list-item>
                <text:list-item>
                  <text:p text:style-name="P8">Les arêtes du graphe au format <text:span text:style-name="Source_20_Text">u-v</text:span>, séparées par des virgules. </text:p>
                </text:list-item>
              </text:list>
            </text:list-item>
            <text:list-item>
              <text:p text:style-name="P7">Exemple d'entrée : </text:p>
              <text:p text:style-name="P1"><text:span text:style-name="Source_20_Text">U = 3, V = 3</text:span></text:p>
              <text:p text:style-name="P2"><text:span text:style-name="Source_20_Text">Arêtes : 1-1, 1-2, 2-2, 3-3</text:span></text:p>
            </text:list-item>
          </text:list>
        </text:list-item>
        <text:list-item>
          <text:p text:style-name="P7"><text:span text:style-name="Strong_20_Emphasis">Visualisation du Graphe</text:span> :</text:p>
          <text:list>
            <text:list-item>
              <text:p text:style-name="P8">Les sommets de <text:span text:style-name="Source_20_Text">U</text:span> sont représentés en bleu, ceux de <text:span text:style-name="Source_20_Text">V</text:span> en rouge. </text:p>
            </text:list-item>
            <text:list-item>
              <text:p text:style-name="P8">Les arêtes sont dessinées en noir. </text:p>
            </text:list-item>
            <text:list-item>
              <text:p text:style-name="P8">Les arêtes du couplage maximum sont mises en évidence en vert. </text:p>
            </text:list-item>
          </text:list>
        </text:list-item>
        <text:list-item>
          <text:p text:style-name="P7"><text:span text:style-name="Strong_20_Emphasis">Déroulement de l'Algorithme</text:span> :</text:p>
          <text:list>
            <text:list-item>
              <text:p text:style-name="P8">Les étapes de l'algorithme (BFS, DFS, couplages trouvés) sont affichées dans la zone de logs. </text:p>
            </text:list-item>
            <text:list-item>
              <text:p text:style-name="P8">Des pauses sont ajoutées entre les étapes pour permettre une visualisation en temps réel. </text:p>
            </text:list-item>
          </text:list>
        </text:list-item>
        <text:list-item>
          <text:p text:style-name="P7"><text:span text:style-name="Strong_20_Emphasis">Résultat Final</text:span> :</text:p>
          <text:list>
            <text:list-item>
              <text:p text:style-name="P8">La taille du couplage maximum est affichée dans une boîte de dialogue. </text:p>
            </text:list-item>
            <text:list-item>
              <text:p text:style-name="P7">Le graphe est mis à jour pour montrer les arêtes du couplage maximum. 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Exemple d'Exécution</text:span></text:h>
      <text:list text:style-name="L4">
        <text:list-item>
          <text:p text:style-name="P9"><text:span text:style-name="Strong_20_Emphasis">Entrées</text:span> :</text:p>
          <text:list>
            <text:list-item>
              <text:p text:style-name="P10"><text:span text:style-name="Source_20_Text">U = 3</text:span>, <text:span text:style-name="Source_20_Text">V = 3</text:span> </text:p>
            </text:list-item>
            <text:list-item>
              <text:p text:style-name="P10">Arêtes : <text:span text:style-name="Source_20_Text">1-1, 1-2, 2-2, 3-3</text:span> </text:p>
            </text:list-item>
          </text:list>
        </text:list-item>
        <text:list-item>
          <text:p text:style-name="P9"><text:span text:style-name="Strong_20_Emphasis">Déroulement</text:span> :</text:p>
          <text:list>
            <text:list-item>
              <text:p text:style-name="P10">Initialisation du graphe. </text:p>
            </text:list-item>
            <text:list-item>
              <text:p text:style-name="P10">Exécution de BFS pour calculer les distances. </text:p>
            </text:list-item>
            <text:list-item>
              <text:p text:style-name="P10">Exécution de DFS pour trouver des chemins d'augmentation. </text:p>
            </text:list-item>
            <text:list-item>
              <text:p text:style-name="P10">Affichage des couplages trouvés (par exemple, <text:span text:style-name="Source_20_Text">U1-V1</text:span>, <text:span text:style-name="Source_20_Text">U2-V2</text:span>, <text:span text:style-name="Source_20_Text">U3-V3</text:span>). </text:p>
            </text:list-item>
          </text:list>
        </text:list-item>
        <text:list-item>
          <text:p text:style-name="P9"><text:span text:style-name="Strong_20_Emphasis">Résultat</text:span> :</text:p>
          <text:list>
            <text:list-item>
              <text:p text:style-name="P10">Taille du couplage maximum : <text:span text:style-name="Source_20_Text">3</text:span> </text:p>
            </text:list-item>
            <text:list-item>
              <text:p text:style-name="P9">Visualisation du graphe avec les arêtes du couplage en vert. </text:p>
            </text:list-item>
          </text:list>
        </text:list-item>
      </text:list>
      <text:p text:style-name="Horizontal_20_Line"/>
      <text:h text:style-name="Heading_20_4" text:outline-level="4"><text:span text:style-name="Strong_20_Emphasis">6. Points Forts du Projet</text:span></text:h>
      <text:list text:style-name="L5">
        <text:list-item>
          <text:p text:style-name="P12"><text:span text:style-name="Strong_20_Emphasis">Interface Utilisateur Intuitive</text:span> : L'interface graphique permet une interaction facile avec l'algorithme. </text:p>
        </text:list-item>
        <text:list-item>
          <text:p text:style-name="P12"><text:soft-page-break/><text:span text:style-name="Strong_20_Emphasis">Visualisation en Temps Réel</text:span> : Les étapes de l'algorithme sont affichées en temps réel, ce qui facilite la compréhension. </text:p>
        </text:list-item>
        <text:list-item>
          <text:p text:style-name="P12"><text:span text:style-name="Strong_20_Emphasis">Gestion des Erreurs</text:span> : Des messages d'erreur sont affichés si les entrées sont incorrectes. </text:p>
        </text:list-item>
        <text:list-item>
          <text:p text:style-name="P11"><text:span text:style-name="Strong_20_Emphasis">Extensibilité</text:span> : Le code est modulaire et peut être étendu pour inclure d'autres fonctionnalités (par exemple, la visualisation de graphes plus complexes). </text:p>
        </text:list-item>
      </text:list>
      <text:p text:style-name="Horizontal_20_Line"/>
      <text:h text:style-name="Heading_20_4" text:outline-level="4"><text:span text:style-name="Strong_20_Emphasis">7. Limites et Améliorations Possibles</text:span></text:h>
      <text:list text:style-name="L6">
        <text:list-item>
          <text:p text:style-name="P13"><text:span text:style-name="Strong_20_Emphasis">Limites</text:span> :</text:p>
          <text:list>
            <text:list-item>
              <text:p text:style-name="P14">Le code ne gère pas les graphes de très grande taille (plus de 100 sommets) en raison de limitations de performance. </text:p>
            </text:list-item>
            <text:list-item>
              <text:p text:style-name="P14">L'interface graphique est basique et pourrait être améliorée avec des fonctionnalités supplémentaires (zoom, déplacement du graphe, etc.). </text:p>
            </text:list-item>
          </text:list>
        </text:list-item>
        <text:list-item>
          <text:p text:style-name="P13"><text:span text:style-name="Strong_20_Emphasis">Améliorations Possibles</text:span> :</text:p>
          <text:list>
            <text:list-item>
              <text:p text:style-name="P14">Ajouter une option pour importer un graphe depuis un fichier. </text:p>
            </text:list-item>
            <text:list-item>
              <text:p text:style-name="P14">Permettre à l'utilisateur de modifier le graphe interactivement. </text:p>
            </text:list-item>
            <text:list-item>
              <text:p text:style-name="P13">Optimiser l'algorithme pour gérer des graphes plus grands. </text:p>
            </text:list-item>
          </text:list>
        </text:list-item>
      </text:list>
      <text:p text:style-name="Horizontal_20_Line"/>
      <text:p text:style-name="Text_20_body"><text:span text:style-name="Strong_20_Emphasis">Auteur</text:span> : [Votre Nom]<text:line-break/><text:span text:style-name="Strong_20_Emphasis">Date</text:span> : [Date de soumission]<text:line-break/><text:span text:style-name="Strong_20_Emphasis">Classe</text:span> : [Nom de la classe ou du cours]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23:27:42.319067336</meta:creation-date>
    <dc:date>2025-02-12T23:28:33.881067102</dc:date>
    <meta:editing-duration>PT52S</meta:editing-duration>
    <meta:editing-cycles>1</meta:editing-cycles>
    <meta:document-statistic meta:table-count="0" meta:image-count="0" meta:object-count="0" meta:page-count="3" meta:paragraph-count="65" meta:word-count="731" meta:character-count="4381" meta:non-whitespace-character-count="3728"/>
    <meta:generator>LibreOffice/24.2.7.2$Linux_X86_64 LibreOffice_project/420$Build-2</meta:generator>
  </office:meta>
</office:document-meta>
</file>